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FC1AA4CB8D07DD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49cm, 7.97cm, 20.818cm, 8.6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599cm" svg:height="11.612cm" svg:x="0.201cm" svg:y="0.201cm">
          <draw:image xlink:href="Pictures/10000000000005E8000007E0FFC1AA4CB8D07DD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20:16.808758934</dc:date>
    <meta:editing-duration>PT2M3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